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Table2.A17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Consultar datos personal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consultar datos de la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director debe de haber seleccionado 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5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elija consultar datos personal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el empleado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director introduce el nombre o el número de empleado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muestra los datos personales y de empresa del empleado introducido.</text:h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director puede elegir entre consultar datos de otro empleado, gestionar días libres/vacaciones o gestionar bajas/altas laborale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3" text:outline-level="1">Alta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6" office:value-type="string">
            <text:h text:style-name="P3" text:outline-level="1"/>
          </table:table-cell>
          <table:table-cell table:style-name="Table2.B1" office:value-type="string">
            <text:h text:style-name="P3" text:outline-level="1">3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office:value-type="string">
            <text:h text:style-name="P3" text:outline-level="1"/>
          </table:table-cell>
          <table:table-cell table:style-name="Table2.B1" office:value-type="string">
            <text:h text:style-name="P3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39" meta:word-count="137" meta:character-count="887" meta:non-whitespace-character-count="787"/>
    <meta:generator>LibreOfficeDev/6.0.5.2$Linux_X86_64 LibreOffice_project/</meta:generator>
  </office:meta>
</office:document-meta>
</file>